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PoolExecutorFactoryBeanTests.default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hreadPoolExecutorFactoryBeanTests.executorWithDefaultSettingsDoesNotPrestartAllCore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hreadPoolExecutorFactoryBeanTests.executorWithPrestartAllCore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ecutorConfig.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ThreadPoolExecutorFactoryBean.createExecutor( int corePoolSize , int maxPoolSize , int keepAliveSeconds , BlockingQueue &lt; Runnable &gt; queue , ThreadFactory threadFactory , RejectedExecutionHandler rejectedExecution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